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1f69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how much you feel the platform might benefit social life at university.</text:p>
      <text:p text:style-name="P2">Platform: <text:span text:style-name="T1">Prototype</text:span></text:p>
      <text:p text:style-name="P3"/>
      <text:p text:style-name="P4">1) Explain a little about how much you feel the platform might benefit social life at university.</text:p>
      <text:p text:style-name="P4"/>
      <text:p text:style-name="P4">2) Having a chance to meet new people would have been great in the pandemic, this makes sure that the people you're talking to have similar intrests with less hassle</text:p>
      <text:p text:style-name="P4"/>
      <text:p text:style-name="P4">3) I think this will allow for easier conversations with people, as its a social media platform im able to private message people and make new friends, also post about my social life and gain interest from other people</text:p>
      <text:p text:style-name="P4"/>
      <text:p text:style-name="P4">4) The social nature of the website I feel would definitely increase inter communication between students </text:p>
      <text:p text:style-name="P4"/>
      <text:p text:style-name="P4">5) I think it will help students find other students with similar interests or problems. It could </text:p>
      <text:p text:style-name="P4"/>
      <text:p text:style-name="P4">6) Feel like it is more aimed at benefiting education rather than social life, but with any form of communication there is potential to form relationships through the platform.</text:p>
      <text:p text:style-name="P4"/>
      <text:p text:style-name="P4">7) socializing among your peers could be beneficial with forming friend groups / study groups </text:p>
      <text:p text:style-name="P4"/>
      <text:p text:style-name="P4">8) I can see how some people might benefit form the conversation areas on the platform however I would be unlikely to interact with it in that way.</text:p>
      <text:p text:style-name="P4"/>
      <text:p text:style-name="P4">9) I don't really socialize in uni as I live in truro but a function like this would allow me to see events that are planned a lot easier than looking at noticeboards and I would definitely be more likely to be social if i used this</text:p>
      <text:p text:style-name="P4"/>
      <text:p text:style-name="P4">10) I'll be honest i don't use social media and i think i may have only posted a handful of things ever so i doubt i would use it for social life but i know that some people might. maybe an anonymous section where you can ask questions where the questions have to be approved before going up would help with people who feel to anxious to post to the whole uni</text:p>
      <text:p text:style-name="P4"/>
      <text:p text:style-name="P4">11) although many people do not find it challenging, think there is a large amount of people who struggle to meet people when moving to university and this platform give those people a voice and opportunities.</text:p>
      <text:p text:style-name="P4"/>
      <text:p text:style-name="P4">12) MIght not be somethign I check all the time, but if presigned up to would work better. Maybe more obvious tabs like Job posting and general news at the side</text:p>
      <text:p text:style-name="P4"/>
      <text:p text:style-name="P4"><text:soft-page-break/>13) I personally enjoy the separation of uni life and social life so I don't feel this would benefit me as an individual,</text:p>
      <text:p text:style-name="P4"/>
      <text:p text:style-name="P4">14) Im probley not likely to use the social chat interaction system due to most of my conversations with tutors and teammates being in person. </text:p>
      <text:p text:style-name="P4"/>
      <text:p text:style-name="P4">15) Would allow students to converse about their modules</text:p>
      <text:p text:style-name="P4"/>
      <text:p text:style-name="P4">16) Discord and Learning space are used instead</text:p>
      <text:p text:style-name="P4"/>
      <text:p text:style-name="P4">17) talking ig</text:p>
      <text:p text:style-name="P4"/>
      <text:p text:style-name="P4">18) More people would actually communicate on due to modules and also easier to navigate than any other ocials </text:p>
      <text:p text:style-name="P4"/>
      <text:p text:style-name="P4">19) it can allow students to find clubs and other activities they can do.</text:p>
      <text:p text:style-name="P4"/>
      <text:p text:style-name="P4">20) Easy to make connections</text:p>
      <text:p text:style-name="P4"/>
      <text:p text:style-name="P4">21) I feel that for the most part people use other platforms such as discord for the social side of university life, but it may be useful for some people.</text:p>
      <text:p text:style-name="P4"/>
      <text:p text:style-name="P4">22) With lots of people active on social media with varying brands, it has the potential to be integrated very well</text:p>
      <text:p text:style-name="P4"/>
      <text:p text:style-name="P4">23) I feel like to a certain audience it could help social life however i dont think id use this platform for that purpose</text:p>
      <text:p text:style-name="P4"/>
      <text:p text:style-name="P4">24) It gives a really good point of entry to talk to other students.</text:p>
      <text:p text:style-name="P4"/>
      <text:p text:style-name="P4">25) You can share a social interest with the people that enjoy the passions that you like. Too many times I found out, too late, that there is somebody that loves what I love and that can collaborate with me on a project. </text:p>
      <text:p text:style-name="P4"/>
      <text:p text:style-name="P4">26) I feel it would be easier to connect with people on my course and work through any work related issues with ease</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34:28.143252828</dc:date>
    <meta:editing-duration>PT41M59S</meta:editing-duration>
    <meta:editing-cycles>5</meta:editing-cycles>
    <meta:generator>LibreOffice/7.4.4.2$Linux_X86_64 LibreOffice_project/40$Build-2</meta:generator>
    <meta:document-statistic meta:table-count="0" meta:image-count="0" meta:object-count="0" meta:page-count="2" meta:paragraph-count="28" meta:word-count="656" meta:character-count="3564" meta:non-whitespace-character-count="2930"/>
  </office:meta>
</office:document-meta>
</file>